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Nimbus Sans L" svg:font-family="&quot;Nimbus Sans L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fo:background-color="#788088" style:repeat-content="false"/>
      <style:paragraph-properties fo:text-align="center"/>
      <style:text-properties fo:color="#FFFFFF" fo:font-size="8pt" style:font-size-asian="8pt" style:font-size-complex="8pt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/>
      <style:text-properties fo:font-size="8pt" style:font-size-asian="8pt" style:font-size-complex="8pt"/>
    </style:style>
    <style:style style:name="ce4" style:family="table-cell" style:parent-style-name="Default" style:data-style-name="N0">
      <style:table-cell-properties fo:border="thin solid #000000" style:vertical-align="automatic" style:repeat-content="false"/>
      <style:paragraph-properties fo:text-align="end" fo:margin-right="0cm"/>
      <style:text-properties fo:font-size="8pt" style:font-size-asian="8pt" style:font-size-complex="8pt"/>
    </style:style>
    <style:style style:name="ce5" style:family="table-cell" style:parent-style-name="Default" style:data-style-name="N0">
      <style:text-properties fo:color="#003366" fo:font-size="8pt" style:font-size-asian="8pt" style:font-size-complex="8pt"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automatic" fo:background-color="#003366" style:repeat-content="false"/>
      <style:paragraph-properties fo:text-align="center"/>
      <style:text-properties fo:color="#FFFFFF" fo:font-size="18pt" style:font-size-asian="18pt" style:font-size-complex="18pt"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o1" style:family="table-column">
      <style:table-column-properties fo:break-before="auto" style:column-width="1.00541666666667cm"/>
    </style:style>
    <style:style style:name="co2" style:family="table-column">
      <style:table-column-properties fo:break-before="auto" style:column-width="2.01083333333333cm"/>
    </style:style>
    <style:style style:name="co3" style:family="table-column">
      <style:table-column-properties fo:break-before="auto" style:column-width="2.32833333333333cm"/>
    </style:style>
    <style:style style:name="ro1" style:family="table-row">
      <style:table-row-properties style:row-height="23.2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COTIZACIONES_OFICIALES" table:style-name="ta1"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16370" table:default-cell-style-name="ce1"/>
        <table:table-row table:style-name="ro1">
          <table:table-cell office:value-type="string" table:number-columns-spanned="13" table:number-rows-spanned="1" table:style-name="ce6">
            <text:p>BANCO CENTRAL DE BOLIVIA</text:p>
          </table:table-cell>
          <table:covered-table-cell table:number-columns-repeated="12"/>
          <table:table-cell table:number-columns-repeated="16371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number-columns-spanned="13" table:number-rows-spanned="1" table:style-name="ce7">
            <text:p>AÑO 2020</text:p>
          </table:table-cell>
          <table:covered-table-cell table:number-columns-repeated="12"/>
          <table:table-cell table:number-columns-repeated="16371"/>
        </table:table-row>
        <table:table-row table:style-name="ro3">
          <table:table-cell office:value-type="string" table:number-columns-spanned="13" table:number-rows-spanned="1" table:style-name="ce7">
            <text:p>UNIDAD DE FOMENTO DE VIVIENDA (UFV)</text:p>
          </table:table-cell>
          <table:covered-table-cell table:number-columns-repeated="12"/>
          <table:table-cell table:number-columns-repeated="1637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2">
            <text:p>DIAS</text:p>
          </table:table-cell>
          <table:table-cell office:value-type="string" table:style-name="ce2">
            <text:p>ENERO</text:p>
          </table:table-cell>
          <table:table-cell office:value-type="string" table:style-name="ce2">
            <text:p>FEBRERO</text:p>
          </table:table-cell>
          <table:table-cell office:value-type="string" table:style-name="ce2">
            <text:p>MARZO</text:p>
          </table:table-cell>
          <table:table-cell office:value-type="string" table:style-name="ce2">
            <text:p>ABRIL</text:p>
          </table:table-cell>
          <table:table-cell office:value-type="string" table:style-name="ce2">
            <text:p>MAYO</text:p>
          </table:table-cell>
          <table:table-cell office:value-type="string" table:style-name="ce2">
            <text:p>JUNIO</text:p>
          </table:table-cell>
          <table:table-cell office:value-type="string" table:style-name="ce2">
            <text:p>JULIO</text:p>
          </table:table-cell>
          <table:table-cell office:value-type="string" table:style-name="ce2">
            <text:p>AGOSTO</text:p>
          </table:table-cell>
          <table:table-cell office:value-type="string" table:style-name="ce2">
            <text:p>SEPTIEMBRE</text:p>
          </table:table-cell>
          <table:table-cell office:value-type="string" table:style-name="ce2">
            <text:p>OCTUBRE</text:p>
          </table:table-cell>
          <table:table-cell office:value-type="string" table:style-name="ce2">
            <text:p>NOVIEMBRE</text:p>
          </table:table-cell>
          <table:table-cell office:value-type="string" table:style-name="ce2">
            <text:p>DICIEMBRE</text:p>
          </table:table-cell>
          <table:table-cell table:number-columns-repeated="16371"/>
        </table:table-row>
        <table:table-row table:style-name="ro2">
          <table:table-cell office:value-type="string" table:style-name="ce3">
            <text:p>1</text:p>
          </table:table-cell>
          <table:table-cell office:value-type="float" office:value="2.3320799999999999" table:style-name="ce4">
            <text:p>2,33208</text:p>
          </table:table-cell>
          <table:table-cell office:value-type="float" office:value="2.33596" table:style-name="ce4">
            <text:p>2,33596</text:p>
          </table:table-cell>
          <table:table-cell office:value-type="float" office:value="2.33846" table:style-name="ce4">
            <text:p>2,33846</text:p>
          </table:table-cell>
          <table:table-cell office:value-type="float" office:value="2.3409399999999998" table:style-name="ce4">
            <text:p>2,34094</text:p>
          </table:table-cell>
          <table:table-cell office:value-type="float" office:value="2.34355" table:style-name="ce4">
            <text:p>2,34355</text:p>
          </table:table-cell>
          <table:table-cell office:value-type="float" office:value="2.3467799999999999" table:style-name="ce4">
            <text:p>2,34678</text:p>
          </table:table-cell>
          <table:table-cell office:value-type="float" office:value="2.34945" table:style-name="ce4">
            <text:p>2,34945</text:p>
          </table:table-cell>
          <table:table-cell office:value-type="float" office:value="2.35215" table:style-name="ce4">
            <text:p>2,35215</text:p>
          </table:table-cell>
          <table:table-cell office:value-type="float" office:value="2.35494" table:style-name="ce4">
            <text:p>2,35494</text:p>
          </table:table-cell>
          <table:table-cell office:value-type="float" office:value="2.35764" table:style-name="ce4">
            <text:p>2,35764</text:p>
          </table:table-cell>
          <table:table-cell office:value-type="float" office:value="2.3591099999999998" table:style-name="ce4">
            <text:p>2,35911</text:p>
          </table:table-cell>
          <table:table-cell office:value-type="float" office:value="2.3597999999999999" table:style-name="ce4">
            <text:p>2,3598</text:p>
          </table:table-cell>
          <table:table-cell table:number-columns-repeated="16371"/>
        </table:table-row>
        <table:table-row table:style-name="ro2">
          <table:table-cell office:value-type="string" table:style-name="ce3">
            <text:p>2</text:p>
          </table:table-cell>
          <table:table-cell office:value-type="float" office:value="2.33229" table:style-name="ce4">
            <text:p>2,33229</text:p>
          </table:table-cell>
          <table:table-cell office:value-type="float" office:value="2.3360599999999998" table:style-name="ce4">
            <text:p>2,33606</text:p>
          </table:table-cell>
          <table:table-cell office:value-type="float" office:value="2.3385400000000001" table:style-name="ce4">
            <text:p>2,33854</text:p>
          </table:table-cell>
          <table:table-cell office:value-type="float" office:value="2.3410199999999999" table:style-name="ce4">
            <text:p>2,34102</text:p>
          </table:table-cell>
          <table:table-cell office:value-type="float" office:value="2.3436400000000002" table:style-name="ce4">
            <text:p>2,34364</text:p>
          </table:table-cell>
          <table:table-cell office:value-type="float" office:value="2.3468900000000001" table:style-name="ce4">
            <text:p>2,34689</text:p>
          </table:table-cell>
          <table:table-cell office:value-type="float" office:value="2.3495300000000001" table:style-name="ce4">
            <text:p>2,34953</text:p>
          </table:table-cell>
          <table:table-cell office:value-type="float" office:value="2.3522400000000001" table:style-name="ce4">
            <text:p>2,35224</text:p>
          </table:table-cell>
          <table:table-cell office:value-type="float" office:value="2.3550300000000002" table:style-name="ce4">
            <text:p>2,35503</text:p>
          </table:table-cell>
          <table:table-cell office:value-type="float" office:value="2.3577300000000001" table:style-name="ce4">
            <text:p>2,35773</text:p>
          </table:table-cell>
          <table:table-cell office:value-type="float" office:value="2.35914" table:style-name="ce4">
            <text:p>2,35914</text:p>
          </table:table-cell>
          <table:table-cell office:value-type="float" office:value="2.35982" table:style-name="ce4">
            <text:p>2,35982</text:p>
          </table:table-cell>
          <table:table-cell table:number-columns-repeated="16371"/>
        </table:table-row>
        <table:table-row table:style-name="ro2">
          <table:table-cell office:value-type="string" table:style-name="ce3">
            <text:p>3</text:p>
          </table:table-cell>
          <table:table-cell office:value-type="float" office:value="2.3325" table:style-name="ce4">
            <text:p>2,3325</text:p>
          </table:table-cell>
          <table:table-cell office:value-type="float" office:value="2.33616" table:style-name="ce4">
            <text:p>2,33616</text:p>
          </table:table-cell>
          <table:table-cell office:value-type="float" office:value="2.3386200000000001" table:style-name="ce4">
            <text:p>2,33862</text:p>
          </table:table-cell>
          <table:table-cell office:value-type="float" office:value="2.3411" table:style-name="ce4">
            <text:p>2,3411</text:p>
          </table:table-cell>
          <table:table-cell office:value-type="float" office:value="2.3437299999999999" table:style-name="ce4">
            <text:p>2,34373</text:p>
          </table:table-cell>
          <table:table-cell office:value-type="float" office:value="2.347" table:style-name="ce4">
            <text:p>2,347</text:p>
          </table:table-cell>
          <table:table-cell office:value-type="float" office:value="2.3496100000000002" table:style-name="ce4">
            <text:p>2,34961</text:p>
          </table:table-cell>
          <table:table-cell office:value-type="float" office:value="2.3523299999999998" table:style-name="ce4">
            <text:p>2,35233</text:p>
          </table:table-cell>
          <table:table-cell office:value-type="float" office:value="2.3551199999999999" table:style-name="ce4">
            <text:p>2,35512</text:p>
          </table:table-cell>
          <table:table-cell office:value-type="float" office:value="2.3578199999999998" table:style-name="ce4">
            <text:p>2,35782</text:p>
          </table:table-cell>
          <table:table-cell office:value-type="float" office:value="2.3591700000000002" table:style-name="ce4">
            <text:p>2,35917</text:p>
          </table:table-cell>
          <table:table-cell office:value-type="float" office:value="2.3598400000000002" table:style-name="ce4">
            <text:p>2,35984</text:p>
          </table:table-cell>
          <table:table-cell table:number-columns-repeated="16371"/>
        </table:table-row>
        <table:table-row table:style-name="ro2">
          <table:table-cell office:value-type="string" table:style-name="ce3">
            <text:p>4</text:p>
          </table:table-cell>
          <table:table-cell office:value-type="float" office:value="2.3327100000000001" table:style-name="ce4">
            <text:p>2,33271</text:p>
          </table:table-cell>
          <table:table-cell office:value-type="float" office:value="2.3362599999999998" table:style-name="ce4">
            <text:p>2,33626</text:p>
          </table:table-cell>
          <table:table-cell office:value-type="float" office:value="2.3386999999999998" table:style-name="ce4">
            <text:p>2,3387</text:p>
          </table:table-cell>
          <table:table-cell office:value-type="float" office:value="2.34118" table:style-name="ce4">
            <text:p>2,34118</text:p>
          </table:table-cell>
          <table:table-cell office:value-type="float" office:value="2.34382" table:style-name="ce4">
            <text:p>2,34382</text:p>
          </table:table-cell>
          <table:table-cell office:value-type="float" office:value="2.3471099999999998" table:style-name="ce4">
            <text:p>2,34711</text:p>
          </table:table-cell>
          <table:table-cell office:value-type="float" office:value="2.3496899999999998" table:style-name="ce4">
            <text:p>2,34969</text:p>
          </table:table-cell>
          <table:table-cell office:value-type="float" office:value="2.35242" table:style-name="ce4">
            <text:p>2,35242</text:p>
          </table:table-cell>
          <table:table-cell office:value-type="float" office:value="2.35521" table:style-name="ce4">
            <text:p>2,35521</text:p>
          </table:table-cell>
          <table:table-cell office:value-type="float" office:value="2.35791" table:style-name="ce4">
            <text:p>2,35791</text:p>
          </table:table-cell>
          <table:table-cell office:value-type="float" office:value="2.3592" table:style-name="ce4">
            <text:p>2,3592</text:p>
          </table:table-cell>
          <table:table-cell office:value-type="float" office:value="2.3598599999999998" table:style-name="ce4">
            <text:p>2,35986</text:p>
          </table:table-cell>
          <table:table-cell table:number-columns-repeated="16371"/>
        </table:table-row>
        <table:table-row table:style-name="ro2">
          <table:table-cell office:value-type="string" table:style-name="ce3">
            <text:p>5</text:p>
          </table:table-cell>
          <table:table-cell office:value-type="float" office:value="2.3329200000000001" table:style-name="ce4">
            <text:p>2,33292</text:p>
          </table:table-cell>
          <table:table-cell office:value-type="float" office:value="2.33636" table:style-name="ce4">
            <text:p>2,33636</text:p>
          </table:table-cell>
          <table:table-cell office:value-type="float" office:value="2.3387799999999999" table:style-name="ce4">
            <text:p>2,33878</text:p>
          </table:table-cell>
          <table:table-cell office:value-type="float" office:value="2.3412600000000001" table:style-name="ce4">
            <text:p>2,34126</text:p>
          </table:table-cell>
          <table:table-cell office:value-type="float" office:value="2.3439100000000002" table:style-name="ce4">
            <text:p>2,34391</text:p>
          </table:table-cell>
          <table:table-cell office:value-type="float" office:value="2.3472200000000001" table:style-name="ce4">
            <text:p>2,34722</text:p>
          </table:table-cell>
          <table:table-cell office:value-type="float" office:value="2.3497699999999999" table:style-name="ce4">
            <text:p>2,34977</text:p>
          </table:table-cell>
          <table:table-cell office:value-type="float" office:value="2.3525100000000001" table:style-name="ce4">
            <text:p>2,35251</text:p>
          </table:table-cell>
          <table:table-cell office:value-type="float" office:value="2.3553000000000002" table:style-name="ce4">
            <text:p>2,3553</text:p>
          </table:table-cell>
          <table:table-cell office:value-type="float" office:value="2.3580000000000001" table:style-name="ce4">
            <text:p>2,358</text:p>
          </table:table-cell>
          <table:table-cell office:value-type="float" office:value="2.3592300000000002" table:style-name="ce4">
            <text:p>2,35923</text:p>
          </table:table-cell>
          <table:table-cell office:value-type="float" office:value="2.35988" table:style-name="ce4">
            <text:p>2,35988</text:p>
          </table:table-cell>
          <table:table-cell table:number-columns-repeated="16371"/>
        </table:table-row>
        <table:table-row table:style-name="ro2">
          <table:table-cell office:value-type="string" table:style-name="ce3">
            <text:p>6</text:p>
          </table:table-cell>
          <table:table-cell office:value-type="float" office:value="2.3331300000000001" table:style-name="ce4">
            <text:p>2,33313</text:p>
          </table:table-cell>
          <table:table-cell office:value-type="float" office:value="2.3364600000000002" table:style-name="ce4">
            <text:p>2,33646</text:p>
          </table:table-cell>
          <table:table-cell office:value-type="float" office:value="2.3388599999999999" table:style-name="ce4">
            <text:p>2,33886</text:p>
          </table:table-cell>
          <table:table-cell office:value-type="float" office:value="2.3413400000000002" table:style-name="ce4">
            <text:p>2,34134</text:p>
          </table:table-cell>
          <table:table-cell office:value-type="float" office:value="2.3439999999999999" table:style-name="ce4">
            <text:p>2,344</text:p>
          </table:table-cell>
          <table:table-cell office:value-type="float" office:value="2.3473299999999999" table:style-name="ce4">
            <text:p>2,34733</text:p>
          </table:table-cell>
          <table:table-cell office:value-type="float" office:value="2.34985" table:style-name="ce4">
            <text:p>2,34985</text:p>
          </table:table-cell>
          <table:table-cell office:value-type="float" office:value="2.3525999999999998" table:style-name="ce4">
            <text:p>2,3526</text:p>
          </table:table-cell>
          <table:table-cell office:value-type="float" office:value="2.3553899999999999" table:style-name="ce4">
            <text:p>2,35539</text:p>
          </table:table-cell>
          <table:table-cell office:value-type="float" office:value="2.3580899999999998" table:style-name="ce4">
            <text:p>2,35809</text:p>
          </table:table-cell>
          <table:table-cell office:value-type="float" office:value="2.3592599999999999" table:style-name="ce4">
            <text:p>2,35926</text:p>
          </table:table-cell>
          <table:table-cell office:value-type="float" office:value="2.3599000000000001" table:style-name="ce4">
            <text:p>2,3599</text:p>
          </table:table-cell>
          <table:table-cell table:number-columns-repeated="16371"/>
        </table:table-row>
        <table:table-row table:style-name="ro2">
          <table:table-cell office:value-type="string" table:style-name="ce3">
            <text:p>7</text:p>
          </table:table-cell>
          <table:table-cell office:value-type="float" office:value="2.3333400000000002" table:style-name="ce4">
            <text:p>2,33334</text:p>
          </table:table-cell>
          <table:table-cell office:value-type="float" office:value="2.33656" table:style-name="ce4">
            <text:p>2,33656</text:p>
          </table:table-cell>
          <table:table-cell office:value-type="float" office:value="2.33894" table:style-name="ce4">
            <text:p>2,33894</text:p>
          </table:table-cell>
          <table:table-cell office:value-type="float" office:value="2.3414199999999998" table:style-name="ce4">
            <text:p>2,34142</text:p>
          </table:table-cell>
          <table:table-cell office:value-type="float" office:value="2.34409" table:style-name="ce4">
            <text:p>2,34409</text:p>
          </table:table-cell>
          <table:table-cell office:value-type="float" office:value="2.3474400000000002" table:style-name="ce4">
            <text:p>2,34744</text:p>
          </table:table-cell>
          <table:table-cell office:value-type="float" office:value="2.3499300000000001" table:style-name="ce4">
            <text:p>2,34993</text:p>
          </table:table-cell>
          <table:table-cell office:value-type="float" office:value="2.3526899999999999" table:style-name="ce4">
            <text:p>2,35269</text:p>
          </table:table-cell>
          <table:table-cell office:value-type="float" office:value="2.35548" table:style-name="ce4">
            <text:p>2,35548</text:p>
          </table:table-cell>
          <table:table-cell office:value-type="float" office:value="2.3581799999999999" table:style-name="ce4">
            <text:p>2,35818</text:p>
          </table:table-cell>
          <table:table-cell office:value-type="float" office:value="2.3592900000000001" table:style-name="ce4">
            <text:p>2,35929</text:p>
          </table:table-cell>
          <table:table-cell office:value-type="float" office:value="2.3599199999999998" table:style-name="ce4">
            <text:p>2,35992</text:p>
          </table:table-cell>
          <table:table-cell table:number-columns-repeated="16371"/>
        </table:table-row>
        <table:table-row table:style-name="ro2">
          <table:table-cell office:value-type="string" table:style-name="ce3">
            <text:p>8</text:p>
          </table:table-cell>
          <table:table-cell office:value-type="float" office:value="2.3335499999999998" table:style-name="ce4">
            <text:p>2,33355</text:p>
          </table:table-cell>
          <table:table-cell office:value-type="float" office:value="2.3366600000000002" table:style-name="ce4">
            <text:p>2,33666</text:p>
          </table:table-cell>
          <table:table-cell office:value-type="float" office:value="2.3390200000000001" table:style-name="ce4">
            <text:p>2,33902</text:p>
          </table:table-cell>
          <table:table-cell office:value-type="float" office:value="2.3414999999999999" table:style-name="ce4">
            <text:p>2,3415</text:p>
          </table:table-cell>
          <table:table-cell office:value-type="float" office:value="2.3441800000000002" table:style-name="ce4">
            <text:p>2,34418</text:p>
          </table:table-cell>
          <table:table-cell office:value-type="float" office:value="2.34755" table:style-name="ce4">
            <text:p>2,34755</text:p>
          </table:table-cell>
          <table:table-cell office:value-type="float" office:value="2.3500100000000002" table:style-name="ce4">
            <text:p>2,35001</text:p>
          </table:table-cell>
          <table:table-cell office:value-type="float" office:value="2.3527800000000001" table:style-name="ce4">
            <text:p>2,35278</text:p>
          </table:table-cell>
          <table:table-cell office:value-type="float" office:value="2.3555700000000002" table:style-name="ce4">
            <text:p>2,35557</text:p>
          </table:table-cell>
          <table:table-cell office:value-type="float" office:value="2.3582700000000001" table:style-name="ce4">
            <text:p>2,35827</text:p>
          </table:table-cell>
          <table:table-cell office:value-type="float" office:value="2.3593199999999999" table:style-name="ce4">
            <text:p>2,35932</text:p>
          </table:table-cell>
          <table:table-cell office:value-type="float" office:value="2.3599399999999999" table:style-name="ce4">
            <text:p>2,35994</text:p>
          </table:table-cell>
          <table:table-cell table:number-columns-repeated="16371"/>
        </table:table-row>
        <table:table-row table:style-name="ro2">
          <table:table-cell office:value-type="string" table:style-name="ce3">
            <text:p>9</text:p>
          </table:table-cell>
          <table:table-cell office:value-type="float" office:value="2.3337599999999998" table:style-name="ce4">
            <text:p>2,33376</text:p>
          </table:table-cell>
          <table:table-cell office:value-type="float" office:value="2.3367599999999999" table:style-name="ce4">
            <text:p>2,33676</text:p>
          </table:table-cell>
          <table:table-cell office:value-type="float" office:value="2.3391000000000002" table:style-name="ce4">
            <text:p>2,3391</text:p>
          </table:table-cell>
          <table:table-cell office:value-type="float" office:value="2.34158" table:style-name="ce4">
            <text:p>2,34158</text:p>
          </table:table-cell>
          <table:table-cell office:value-type="float" office:value="2.3442699999999999" table:style-name="ce4">
            <text:p>2,34427</text:p>
          </table:table-cell>
          <table:table-cell office:value-type="float" office:value="2.3476599999999999" table:style-name="ce4">
            <text:p>2,34766</text:p>
          </table:table-cell>
          <table:table-cell office:value-type="float" office:value="2.3500899999999998" table:style-name="ce4">
            <text:p>2,35009</text:p>
          </table:table-cell>
          <table:table-cell office:value-type="float" office:value="2.3528699999999998" table:style-name="ce4">
            <text:p>2,35287</text:p>
          </table:table-cell>
          <table:table-cell office:value-type="float" office:value="2.3556599999999999" table:style-name="ce4">
            <text:p>2,35566</text:p>
          </table:table-cell>
          <table:table-cell office:value-type="float" office:value="2.3583599999999998" table:style-name="ce4">
            <text:p>2,35836</text:p>
          </table:table-cell>
          <table:table-cell office:value-type="float" office:value="2.3593500000000001" table:style-name="ce4">
            <text:p>2,35935</text:p>
          </table:table-cell>
          <table:table-cell office:value-type="float" office:value="2.3599600000000001" table:style-name="ce4">
            <text:p>2,35996</text:p>
          </table:table-cell>
          <table:table-cell table:number-columns-repeated="16371"/>
        </table:table-row>
        <table:table-row table:style-name="ro2">
          <table:table-cell office:value-type="string" table:style-name="ce3">
            <text:p>10</text:p>
          </table:table-cell>
          <table:table-cell office:value-type="float" office:value="2.3339699999999999" table:style-name="ce4">
            <text:p>2,33397</text:p>
          </table:table-cell>
          <table:table-cell office:value-type="float" office:value="2.3368600000000002" table:style-name="ce4">
            <text:p>2,33686</text:p>
          </table:table-cell>
          <table:table-cell office:value-type="float" office:value="2.3391799999999998" table:style-name="ce4">
            <text:p>2,33918</text:p>
          </table:table-cell>
          <table:table-cell office:value-type="float" office:value="2.3416600000000001" table:style-name="ce4">
            <text:p>2,34166</text:p>
          </table:table-cell>
          <table:table-cell office:value-type="float" office:value="2.34436" table:style-name="ce4">
            <text:p>2,34436</text:p>
          </table:table-cell>
          <table:table-cell office:value-type="float" office:value="2.3477700000000001" table:style-name="ce4">
            <text:p>2,34777</text:p>
          </table:table-cell>
          <table:table-cell office:value-type="float" office:value="2.3501699999999999" table:style-name="ce4">
            <text:p>2,35017</text:p>
          </table:table-cell>
          <table:table-cell office:value-type="float" office:value="2.3529599999999999" table:style-name="ce4">
            <text:p>2,35296</text:p>
          </table:table-cell>
          <table:table-cell office:value-type="float" office:value="2.35575" table:style-name="ce4">
            <text:p>2,35575</text:p>
          </table:table-cell>
          <table:table-cell office:value-type="float" office:value="2.3584499999999999" table:style-name="ce4">
            <text:p>2,35845</text:p>
          </table:table-cell>
          <table:table-cell office:value-type="float" office:value="2.3593799999999998" table:style-name="ce4">
            <text:p>2,35938</text:p>
          </table:table-cell>
          <table:table-cell office:value-type="float" office:value="2.3599800000000002" table:style-name="ce4">
            <text:p>2,35998</text:p>
          </table:table-cell>
          <table:table-cell table:number-columns-repeated="16371"/>
        </table:table-row>
        <table:table-row table:style-name="ro2">
          <table:table-cell office:value-type="string" table:style-name="ce3">
            <text:p>11</text:p>
          </table:table-cell>
          <table:table-cell office:value-type="float" office:value="2.33406" table:style-name="ce4">
            <text:p>2,33406</text:p>
          </table:table-cell>
          <table:table-cell office:value-type="float" office:value="2.3369399999999998" table:style-name="ce4">
            <text:p>2,33694</text:p>
          </table:table-cell>
          <table:table-cell office:value-type="float" office:value="2.3392599999999999" table:style-name="ce4">
            <text:p>2,33926</text:p>
          </table:table-cell>
          <table:table-cell office:value-type="float" office:value="2.3417500000000002" table:style-name="ce4">
            <text:p>2,34175</text:p>
          </table:table-cell>
          <table:table-cell office:value-type="float" office:value="2.3444699999999998" table:style-name="ce4">
            <text:p>2,34447</text:p>
          </table:table-cell>
          <table:table-cell office:value-type="float" office:value="2.3478500000000002" table:style-name="ce4">
            <text:p>2,34785</text:p>
          </table:table-cell>
          <table:table-cell office:value-type="float" office:value="2.35026" table:style-name="ce4">
            <text:p>2,35026</text:p>
          </table:table-cell>
          <table:table-cell office:value-type="float" office:value="2.3530500000000001" table:style-name="ce4">
            <text:p>2,35305</text:p>
          </table:table-cell>
          <table:table-cell office:value-type="float" office:value="2.3558400000000002" table:style-name="ce4">
            <text:p>2,35584</text:p>
          </table:table-cell>
          <table:table-cell office:value-type="float" office:value="2.3584800000000001" table:style-name="ce4">
            <text:p>2,35848</text:p>
          </table:table-cell>
          <table:table-cell office:value-type="float" office:value="2.3593999999999999" table:style-name="ce4">
            <text:p>2,3594</text:p>
          </table:table-cell>
          <table:table-cell office:value-type="float" office:value="2.3599100000000002" table:style-name="ce4">
            <text:p>2,35991</text:p>
          </table:table-cell>
          <table:table-cell table:number-columns-repeated="16371"/>
        </table:table-row>
        <table:table-row table:style-name="ro2">
          <table:table-cell office:value-type="string" table:style-name="ce3">
            <text:p>12</text:p>
          </table:table-cell>
          <table:table-cell office:value-type="float" office:value="2.3341500000000002" table:style-name="ce4">
            <text:p>2,33415</text:p>
          </table:table-cell>
          <table:table-cell office:value-type="float" office:value="2.3370199999999999" table:style-name="ce4">
            <text:p>2,33702</text:p>
          </table:table-cell>
          <table:table-cell office:value-type="float" office:value="2.33934" table:style-name="ce4">
            <text:p>2,33934</text:p>
          </table:table-cell>
          <table:table-cell office:value-type="float" office:value="2.3418399999999999" table:style-name="ce4">
            <text:p>2,34184</text:p>
          </table:table-cell>
          <table:table-cell office:value-type="float" office:value="2.3445800000000001" table:style-name="ce4">
            <text:p>2,34458</text:p>
          </table:table-cell>
          <table:table-cell office:value-type="float" office:value="2.3479299999999999" table:style-name="ce4">
            <text:p>2,34793</text:p>
          </table:table-cell>
          <table:table-cell office:value-type="float" office:value="2.3503500000000002" table:style-name="ce4">
            <text:p>2,35035</text:p>
          </table:table-cell>
          <table:table-cell office:value-type="float" office:value="2.3531399999999998" table:style-name="ce4">
            <text:p>2,35314</text:p>
          </table:table-cell>
          <table:table-cell office:value-type="float" office:value="2.3559299999999999" table:style-name="ce4">
            <text:p>2,35593</text:p>
          </table:table-cell>
          <table:table-cell office:value-type="float" office:value="2.3585099999999999" table:style-name="ce4">
            <text:p>2,35851</text:p>
          </table:table-cell>
          <table:table-cell office:value-type="float" office:value="2.3594200000000001" table:style-name="ce4">
            <text:p>2,35942</text:p>
          </table:table-cell>
          <table:table-cell office:value-type="float" office:value="2.3598400000000002" table:style-name="ce4">
            <text:p>2,35984</text:p>
          </table:table-cell>
          <table:table-cell table:number-columns-repeated="16371"/>
        </table:table-row>
        <table:table-row table:style-name="ro2">
          <table:table-cell office:value-type="string" table:style-name="ce3">
            <text:p>13</text:p>
          </table:table-cell>
          <table:table-cell office:value-type="float" office:value="2.3342399999999999" table:style-name="ce4">
            <text:p>2,33424</text:p>
          </table:table-cell>
          <table:table-cell office:value-type="float" office:value="2.3371" table:style-name="ce4">
            <text:p>2,3371</text:p>
          </table:table-cell>
          <table:table-cell office:value-type="float" office:value="2.3394200000000001" table:style-name="ce4">
            <text:p>2,33942</text:p>
          </table:table-cell>
          <table:table-cell office:value-type="float" office:value="2.3419300000000001" table:style-name="ce4">
            <text:p>2,34193</text:p>
          </table:table-cell>
          <table:table-cell office:value-type="float" office:value="2.3446899999999999" table:style-name="ce4">
            <text:p>2,34469</text:p>
          </table:table-cell>
          <table:table-cell office:value-type="float" office:value="2.3480099999999999" table:style-name="ce4">
            <text:p>2,34801</text:p>
          </table:table-cell>
          <table:table-cell office:value-type="float" office:value="2.3504399999999999" table:style-name="ce4">
            <text:p>2,35044</text:p>
          </table:table-cell>
          <table:table-cell office:value-type="float" office:value="2.3532299999999999" table:style-name="ce4">
            <text:p>2,35323</text:p>
          </table:table-cell>
          <table:table-cell office:value-type="float" office:value="2.35602" table:style-name="ce4">
            <text:p>2,35602</text:p>
          </table:table-cell>
          <table:table-cell office:value-type="float" office:value="2.3585400000000001" table:style-name="ce4">
            <text:p>2,35854</text:p>
          </table:table-cell>
          <table:table-cell office:value-type="float" office:value="2.3594400000000002" table:style-name="ce4">
            <text:p>2,35944</text:p>
          </table:table-cell>
          <table:table-cell office:value-type="float" office:value="2.3597700000000001" table:style-name="ce4">
            <text:p>2,35977</text:p>
          </table:table-cell>
          <table:table-cell table:number-columns-repeated="16371"/>
        </table:table-row>
        <table:table-row table:style-name="ro2">
          <table:table-cell office:value-type="string" table:style-name="ce3">
            <text:p>14</text:p>
          </table:table-cell>
          <table:table-cell office:value-type="float" office:value="2.33433" table:style-name="ce4">
            <text:p>2,33433</text:p>
          </table:table-cell>
          <table:table-cell office:value-type="float" office:value="2.33718" table:style-name="ce4">
            <text:p>2,33718</text:p>
          </table:table-cell>
          <table:table-cell office:value-type="float" office:value="2.3395000000000001" table:style-name="ce4">
            <text:p>2,3395</text:p>
          </table:table-cell>
          <table:table-cell office:value-type="float" office:value="2.3420200000000002" table:style-name="ce4">
            <text:p>2,34202</text:p>
          </table:table-cell>
          <table:table-cell office:value-type="float" office:value="2.3448000000000002" table:style-name="ce4">
            <text:p>2,3448</text:p>
          </table:table-cell>
          <table:table-cell office:value-type="float" office:value="2.34809" table:style-name="ce4">
            <text:p>2,34809</text:p>
          </table:table-cell>
          <table:table-cell office:value-type="float" office:value="2.35053" table:style-name="ce4">
            <text:p>2,35053</text:p>
          </table:table-cell>
          <table:table-cell office:value-type="float" office:value="2.3533200000000001" table:style-name="ce4">
            <text:p>2,35332</text:p>
          </table:table-cell>
          <table:table-cell office:value-type="float" office:value="2.3561100000000001" table:style-name="ce4">
            <text:p>2,35611</text:p>
          </table:table-cell>
          <table:table-cell office:value-type="float" office:value="2.3585699999999998" table:style-name="ce4">
            <text:p>2,35857</text:p>
          </table:table-cell>
          <table:table-cell office:value-type="float" office:value="2.3594599999999999" table:style-name="ce4">
            <text:p>2,35946</text:p>
          </table:table-cell>
          <table:table-cell office:value-type="float" office:value="2.3597000000000001" table:style-name="ce4">
            <text:p>2,3597</text:p>
          </table:table-cell>
          <table:table-cell table:number-columns-repeated="16371"/>
        </table:table-row>
        <table:table-row table:style-name="ro2">
          <table:table-cell office:value-type="string" table:style-name="ce3">
            <text:p>15</text:p>
          </table:table-cell>
          <table:table-cell office:value-type="float" office:value="2.3344200000000002" table:style-name="ce4">
            <text:p>2,33442</text:p>
          </table:table-cell>
          <table:table-cell office:value-type="float" office:value="2.3372600000000001" table:style-name="ce4">
            <text:p>2,33726</text:p>
          </table:table-cell>
          <table:table-cell office:value-type="float" office:value="2.3395800000000002" table:style-name="ce4">
            <text:p>2,33958</text:p>
          </table:table-cell>
          <table:table-cell office:value-type="float" office:value="2.3421099999999999" table:style-name="ce4">
            <text:p>2,34211</text:p>
          </table:table-cell>
          <table:table-cell office:value-type="float" office:value="2.34491" table:style-name="ce4">
            <text:p>2,34491</text:p>
          </table:table-cell>
          <table:table-cell office:value-type="float" office:value="2.3481700000000001" table:style-name="ce4">
            <text:p>2,34817</text:p>
          </table:table-cell>
          <table:table-cell office:value-type="float" office:value="2.3506200000000002" table:style-name="ce4">
            <text:p>2,35062</text:p>
          </table:table-cell>
          <table:table-cell office:value-type="float" office:value="2.3534099999999998" table:style-name="ce4">
            <text:p>2,35341</text:p>
          </table:table-cell>
          <table:table-cell office:value-type="float" office:value="2.3561999999999999" table:style-name="ce4">
            <text:p>2,3562</text:p>
          </table:table-cell>
          <table:table-cell office:value-type="float" office:value="2.3586" table:style-name="ce4">
            <text:p>2,3586</text:p>
          </table:table-cell>
          <table:table-cell office:value-type="float" office:value="2.35948" table:style-name="ce4">
            <text:p>2,35948</text:p>
          </table:table-cell>
          <table:table-cell office:value-type="float" office:value="2.3596300000000001" table:style-name="ce4">
            <text:p>2,35963</text:p>
          </table:table-cell>
          <table:table-cell table:number-columns-repeated="16371"/>
        </table:table-row>
        <table:table-row table:style-name="ro2">
          <table:table-cell office:value-type="string" table:style-name="ce3">
            <text:p>16</text:p>
          </table:table-cell>
          <table:table-cell office:value-type="float" office:value="2.3345099999999999" table:style-name="ce4">
            <text:p>2,33451</text:p>
          </table:table-cell>
          <table:table-cell office:value-type="float" office:value="2.3373400000000002" table:style-name="ce4">
            <text:p>2,33734</text:p>
          </table:table-cell>
          <table:table-cell office:value-type="float" office:value="2.3396599999999999" table:style-name="ce4">
            <text:p>2,33966</text:p>
          </table:table-cell>
          <table:table-cell office:value-type="float" office:value="2.3422000000000001" table:style-name="ce4">
            <text:p>2,3422</text:p>
          </table:table-cell>
          <table:table-cell office:value-type="float" office:value="2.3450199999999999" table:style-name="ce4">
            <text:p>2,34502</text:p>
          </table:table-cell>
          <table:table-cell office:value-type="float" office:value="2.3482500000000002" table:style-name="ce4">
            <text:p>2,34825</text:p>
          </table:table-cell>
          <table:table-cell office:value-type="float" office:value="2.3507099999999999" table:style-name="ce4">
            <text:p>2,35071</text:p>
          </table:table-cell>
          <table:table-cell office:value-type="float" office:value="2.3534999999999999" table:style-name="ce4">
            <text:p>2,3535</text:p>
          </table:table-cell>
          <table:table-cell office:value-type="float" office:value="2.35629" table:style-name="ce4">
            <text:p>2,35629</text:p>
          </table:table-cell>
          <table:table-cell office:value-type="float" office:value="2.3586299999999998" table:style-name="ce4">
            <text:p>2,35863</text:p>
          </table:table-cell>
          <table:table-cell office:value-type="float" office:value="2.3595000000000002" table:style-name="ce4">
            <text:p>2,3595</text:p>
          </table:table-cell>
          <table:table-cell office:value-type="float" office:value="2.3595600000000001" table:style-name="ce4">
            <text:p>2,35956</text:p>
          </table:table-cell>
          <table:table-cell table:number-columns-repeated="16371"/>
        </table:table-row>
        <table:table-row table:style-name="ro2">
          <table:table-cell office:value-type="string" table:style-name="ce3">
            <text:p>17</text:p>
          </table:table-cell>
          <table:table-cell office:value-type="float" office:value="2.3346" table:style-name="ce4">
            <text:p>2,3346</text:p>
          </table:table-cell>
          <table:table-cell office:value-type="float" office:value="2.3374199999999998" table:style-name="ce4">
            <text:p>2,33742</text:p>
          </table:table-cell>
          <table:table-cell office:value-type="float" office:value="2.3397399999999999" table:style-name="ce4">
            <text:p>2,33974</text:p>
          </table:table-cell>
          <table:table-cell office:value-type="float" office:value="2.3422900000000002" table:style-name="ce4">
            <text:p>2,34229</text:p>
          </table:table-cell>
          <table:table-cell office:value-type="float" office:value="2.3451300000000002" table:style-name="ce4">
            <text:p>2,34513</text:p>
          </table:table-cell>
          <table:table-cell office:value-type="float" office:value="2.3483299999999998" table:style-name="ce4">
            <text:p>2,34833</text:p>
          </table:table-cell>
          <table:table-cell office:value-type="float" office:value="2.3508" table:style-name="ce4">
            <text:p>2,3508</text:p>
          </table:table-cell>
          <table:table-cell office:value-type="float" office:value="2.3535900000000001" table:style-name="ce4">
            <text:p>2,35359</text:p>
          </table:table-cell>
          <table:table-cell office:value-type="float" office:value="2.3563800000000001" table:style-name="ce4">
            <text:p>2,35638</text:p>
          </table:table-cell>
          <table:table-cell office:value-type="float" office:value="2.35866" table:style-name="ce4">
            <text:p>2,35866</text:p>
          </table:table-cell>
          <table:table-cell office:value-type="float" office:value="2.3595199999999998" table:style-name="ce4">
            <text:p>2,35952</text:p>
          </table:table-cell>
          <table:table-cell office:value-type="float" office:value="2.3594900000000001" table:style-name="ce4">
            <text:p>2,35949</text:p>
          </table:table-cell>
          <table:table-cell table:number-columns-repeated="16371"/>
        </table:table-row>
        <table:table-row table:style-name="ro2">
          <table:table-cell office:value-type="string" table:style-name="ce3">
            <text:p>18</text:p>
          </table:table-cell>
          <table:table-cell office:value-type="float" office:value="2.3346900000000002" table:style-name="ce4">
            <text:p>2,33469</text:p>
          </table:table-cell>
          <table:table-cell office:value-type="float" office:value="2.3374999999999999" table:style-name="ce4">
            <text:p>2,3375</text:p>
          </table:table-cell>
          <table:table-cell office:value-type="float" office:value="2.33982" table:style-name="ce4">
            <text:p>2,33982</text:p>
          </table:table-cell>
          <table:table-cell office:value-type="float" office:value="2.3423799999999999" table:style-name="ce4">
            <text:p>2,34238</text:p>
          </table:table-cell>
          <table:table-cell office:value-type="float" office:value="2.34524" table:style-name="ce4">
            <text:p>2,34524</text:p>
          </table:table-cell>
          <table:table-cell office:value-type="float" office:value="2.3484099999999999" table:style-name="ce4">
            <text:p>2,34841</text:p>
          </table:table-cell>
          <table:table-cell office:value-type="float" office:value="2.3508900000000001" table:style-name="ce4">
            <text:p>2,35089</text:p>
          </table:table-cell>
          <table:table-cell office:value-type="float" office:value="2.3536800000000002" table:style-name="ce4">
            <text:p>2,35368</text:p>
          </table:table-cell>
          <table:table-cell office:value-type="float" office:value="2.3564699999999998" table:style-name="ce4">
            <text:p>2,35647</text:p>
          </table:table-cell>
          <table:table-cell office:value-type="float" office:value="2.3586900000000002" table:style-name="ce4">
            <text:p>2,35869</text:p>
          </table:table-cell>
          <table:table-cell office:value-type="float" office:value="2.35954" table:style-name="ce4">
            <text:p>2,35954</text:p>
          </table:table-cell>
          <table:table-cell office:value-type="float" office:value="2.3594200000000001" table:style-name="ce4">
            <text:p>2,35942</text:p>
          </table:table-cell>
          <table:table-cell table:number-columns-repeated="16371"/>
        </table:table-row>
        <table:table-row table:style-name="ro2">
          <table:table-cell office:value-type="string" table:style-name="ce3">
            <text:p>19</text:p>
          </table:table-cell>
          <table:table-cell office:value-type="float" office:value="2.3347799999999999" table:style-name="ce4">
            <text:p>2,33478</text:p>
          </table:table-cell>
          <table:table-cell office:value-type="float" office:value="2.33758" table:style-name="ce4">
            <text:p>2,33758</text:p>
          </table:table-cell>
          <table:table-cell office:value-type="float" office:value="2.3399000000000001" table:style-name="ce4">
            <text:p>2,3399</text:p>
          </table:table-cell>
          <table:table-cell office:value-type="float" office:value="2.3424700000000001" table:style-name="ce4">
            <text:p>2,34247</text:p>
          </table:table-cell>
          <table:table-cell office:value-type="float" office:value="2.3453499999999998" table:style-name="ce4">
            <text:p>2,34535</text:p>
          </table:table-cell>
          <table:table-cell office:value-type="float" office:value="2.34849" table:style-name="ce4">
            <text:p>2,34849</text:p>
          </table:table-cell>
          <table:table-cell office:value-type="float" office:value="2.3509799999999998" table:style-name="ce4">
            <text:p>2,35098</text:p>
          </table:table-cell>
          <table:table-cell office:value-type="float" office:value="2.3537699999999999" table:style-name="ce4">
            <text:p>2,35377</text:p>
          </table:table-cell>
          <table:table-cell office:value-type="float" office:value="2.35656" table:style-name="ce4">
            <text:p>2,35656</text:p>
          </table:table-cell>
          <table:table-cell office:value-type="float" office:value="2.3587199999999999" table:style-name="ce4">
            <text:p>2,35872</text:p>
          </table:table-cell>
          <table:table-cell office:value-type="float" office:value="2.3595600000000001" table:style-name="ce4">
            <text:p>2,35956</text:p>
          </table:table-cell>
          <table:table-cell office:value-type="float" office:value="2.3593500000000001" table:style-name="ce4">
            <text:p>2,35935</text:p>
          </table:table-cell>
          <table:table-cell table:number-columns-repeated="16371"/>
        </table:table-row>
        <table:table-row table:style-name="ro2">
          <table:table-cell office:value-type="string" table:style-name="ce3">
            <text:p>20</text:p>
          </table:table-cell>
          <table:table-cell office:value-type="float" office:value="2.33487" table:style-name="ce4">
            <text:p>2,33487</text:p>
          </table:table-cell>
          <table:table-cell office:value-type="float" office:value="2.3376600000000001" table:style-name="ce4">
            <text:p>2,33766</text:p>
          </table:table-cell>
          <table:table-cell office:value-type="float" office:value="2.3399800000000002" table:style-name="ce4">
            <text:p>2,33998</text:p>
          </table:table-cell>
          <table:table-cell office:value-type="float" office:value="2.3425600000000002" table:style-name="ce4">
            <text:p>2,34256</text:p>
          </table:table-cell>
          <table:table-cell office:value-type="float" office:value="2.3454600000000001" table:style-name="ce4">
            <text:p>2,34546</text:p>
          </table:table-cell>
          <table:table-cell office:value-type="float" office:value="2.34857" table:style-name="ce4">
            <text:p>2,34857</text:p>
          </table:table-cell>
          <table:table-cell office:value-type="float" office:value="2.35107" table:style-name="ce4">
            <text:p>2,35107</text:p>
          </table:table-cell>
          <table:table-cell office:value-type="float" office:value="2.3538600000000001" table:style-name="ce4">
            <text:p>2,35386</text:p>
          </table:table-cell>
          <table:table-cell office:value-type="float" office:value="2.3566500000000001" table:style-name="ce4">
            <text:p>2,35665</text:p>
          </table:table-cell>
          <table:table-cell office:value-type="float" office:value="2.3587500000000001" table:style-name="ce4">
            <text:p>2,35875</text:p>
          </table:table-cell>
          <table:table-cell office:value-type="float" office:value="2.3595799999999998" table:style-name="ce4">
            <text:p>2,35958</text:p>
          </table:table-cell>
          <table:table-cell office:value-type="float" office:value="2.35928" table:style-name="ce4">
            <text:p>2,35928</text:p>
          </table:table-cell>
          <table:table-cell table:number-columns-repeated="16371"/>
        </table:table-row>
        <table:table-row table:style-name="ro2">
          <table:table-cell office:value-type="string" table:style-name="ce3">
            <text:p>21</text:p>
          </table:table-cell>
          <table:table-cell office:value-type="float" office:value="2.3349600000000001" table:style-name="ce4">
            <text:p>2,33496</text:p>
          </table:table-cell>
          <table:table-cell office:value-type="float" office:value="2.3377400000000002" table:style-name="ce4">
            <text:p>2,33774</text:p>
          </table:table-cell>
          <table:table-cell office:value-type="float" office:value="2.3400599999999998" table:style-name="ce4">
            <text:p>2,34006</text:p>
          </table:table-cell>
          <table:table-cell office:value-type="float" office:value="2.3426499999999999" table:style-name="ce4">
            <text:p>2,34265</text:p>
          </table:table-cell>
          <table:table-cell office:value-type="float" office:value="2.3455699999999999" table:style-name="ce4">
            <text:p>2,34557</text:p>
          </table:table-cell>
          <table:table-cell office:value-type="float" office:value="2.3486500000000001" table:style-name="ce4">
            <text:p>2,34865</text:p>
          </table:table-cell>
          <table:table-cell office:value-type="float" office:value="2.3511600000000001" table:style-name="ce4">
            <text:p>2,35116</text:p>
          </table:table-cell>
          <table:table-cell office:value-type="float" office:value="2.3539500000000002" table:style-name="ce4">
            <text:p>2,35395</text:p>
          </table:table-cell>
          <table:table-cell office:value-type="float" office:value="2.3567399999999998" table:style-name="ce4">
            <text:p>2,35674</text:p>
          </table:table-cell>
          <table:table-cell office:value-type="float" office:value="2.3587799999999999" table:style-name="ce4">
            <text:p>2,35878</text:p>
          </table:table-cell>
          <table:table-cell office:value-type="float" office:value="2.3595999999999999" table:style-name="ce4">
            <text:p>2,3596</text:p>
          </table:table-cell>
          <table:table-cell office:value-type="float" office:value="2.35921" table:style-name="ce4">
            <text:p>2,35921</text:p>
          </table:table-cell>
          <table:table-cell table:number-columns-repeated="16371"/>
        </table:table-row>
        <table:table-row table:style-name="ro2">
          <table:table-cell office:value-type="string" table:style-name="ce3">
            <text:p>22</text:p>
          </table:table-cell>
          <table:table-cell office:value-type="float" office:value="2.3350499999999998" table:style-name="ce4">
            <text:p>2,33505</text:p>
          </table:table-cell>
          <table:table-cell office:value-type="float" office:value="2.3378199999999998" table:style-name="ce4">
            <text:p>2,33782</text:p>
          </table:table-cell>
          <table:table-cell office:value-type="float" office:value="2.3401399999999999" table:style-name="ce4">
            <text:p>2,34014</text:p>
          </table:table-cell>
          <table:table-cell office:value-type="float" office:value="2.34274" table:style-name="ce4">
            <text:p>2,34274</text:p>
          </table:table-cell>
          <table:table-cell office:value-type="float" office:value="2.3456800000000002" table:style-name="ce4">
            <text:p>2,34568</text:p>
          </table:table-cell>
          <table:table-cell office:value-type="float" office:value="2.3487300000000002" table:style-name="ce4">
            <text:p>2,34873</text:p>
          </table:table-cell>
          <table:table-cell office:value-type="float" office:value="2.3512499999999998" table:style-name="ce4">
            <text:p>2,35125</text:p>
          </table:table-cell>
          <table:table-cell office:value-type="float" office:value="2.3540399999999999" table:style-name="ce4">
            <text:p>2,35404</text:p>
          </table:table-cell>
          <table:table-cell office:value-type="float" office:value="2.35683" table:style-name="ce4">
            <text:p>2,35683</text:p>
          </table:table-cell>
          <table:table-cell office:value-type="float" office:value="2.3588100000000001" table:style-name="ce4">
            <text:p>2,35881</text:p>
          </table:table-cell>
          <table:table-cell office:value-type="float" office:value="2.3596200000000001" table:style-name="ce4">
            <text:p>2,35962</text:p>
          </table:table-cell>
          <table:table-cell office:value-type="float" office:value="2.35914" table:style-name="ce4">
            <text:p>2,35914</text:p>
          </table:table-cell>
          <table:table-cell table:number-columns-repeated="16371"/>
        </table:table-row>
        <table:table-row table:style-name="ro2">
          <table:table-cell office:value-type="string" table:style-name="ce3">
            <text:p>23</text:p>
          </table:table-cell>
          <table:table-cell office:value-type="float" office:value="2.33514" table:style-name="ce4">
            <text:p>2,33514</text:p>
          </table:table-cell>
          <table:table-cell office:value-type="float" office:value="2.3378999999999999" table:style-name="ce4">
            <text:p>2,3379</text:p>
          </table:table-cell>
          <table:table-cell office:value-type="float" office:value="2.34022" table:style-name="ce4">
            <text:p>2,34022</text:p>
          </table:table-cell>
          <table:table-cell office:value-type="float" office:value="2.3428300000000002" table:style-name="ce4">
            <text:p>2,34283</text:p>
          </table:table-cell>
          <table:table-cell office:value-type="float" office:value="2.34579" table:style-name="ce4">
            <text:p>2,34579</text:p>
          </table:table-cell>
          <table:table-cell office:value-type="float" office:value="2.3488099999999998" table:style-name="ce4">
            <text:p>2,34881</text:p>
          </table:table-cell>
          <table:table-cell office:value-type="float" office:value="2.35134" table:style-name="ce4">
            <text:p>2,35134</text:p>
          </table:table-cell>
          <table:table-cell office:value-type="float" office:value="2.3541300000000001" table:style-name="ce4">
            <text:p>2,35413</text:p>
          </table:table-cell>
          <table:table-cell office:value-type="float" office:value="2.3569200000000001" table:style-name="ce4">
            <text:p>2,35692</text:p>
          </table:table-cell>
          <table:table-cell office:value-type="float" office:value="2.3588399999999998" table:style-name="ce4">
            <text:p>2,35884</text:p>
          </table:table-cell>
          <table:table-cell office:value-type="float" office:value="2.3596400000000002" table:style-name="ce4">
            <text:p>2,35964</text:p>
          </table:table-cell>
          <table:table-cell office:value-type="float" office:value="2.35907" table:style-name="ce4">
            <text:p>2,35907</text:p>
          </table:table-cell>
          <table:table-cell table:number-columns-repeated="16371"/>
        </table:table-row>
        <table:table-row table:style-name="ro2">
          <table:table-cell office:value-type="string" table:style-name="ce3">
            <text:p>24</text:p>
          </table:table-cell>
          <table:table-cell office:value-type="float" office:value="2.3352300000000001" table:style-name="ce4">
            <text:p>2,33523</text:p>
          </table:table-cell>
          <table:table-cell office:value-type="float" office:value="2.3379799999999999" table:style-name="ce4">
            <text:p>2,33798</text:p>
          </table:table-cell>
          <table:table-cell office:value-type="float" office:value="2.3403" table:style-name="ce4">
            <text:p>2,3403</text:p>
          </table:table-cell>
          <table:table-cell office:value-type="float" office:value="2.3429199999999999" table:style-name="ce4">
            <text:p>2,34292</text:p>
          </table:table-cell>
          <table:table-cell office:value-type="float" office:value="2.3458999999999999" table:style-name="ce4">
            <text:p>2,3459</text:p>
          </table:table-cell>
          <table:table-cell office:value-type="float" office:value="2.3488899999999999" table:style-name="ce4">
            <text:p>2,34889</text:p>
          </table:table-cell>
          <table:table-cell office:value-type="float" office:value="2.3514300000000001" table:style-name="ce4">
            <text:p>2,35143</text:p>
          </table:table-cell>
          <table:table-cell office:value-type="float" office:value="2.3542200000000002" table:style-name="ce4">
            <text:p>2,35422</text:p>
          </table:table-cell>
          <table:table-cell office:value-type="float" office:value="2.3570099999999998" table:style-name="ce4">
            <text:p>2,35701</text:p>
          </table:table-cell>
          <table:table-cell office:value-type="float" office:value="2.35887" table:style-name="ce4">
            <text:p>2,35887</text:p>
          </table:table-cell>
          <table:table-cell office:value-type="float" office:value="2.3596599999999999" table:style-name="ce4">
            <text:p>2,35966</text:p>
          </table:table-cell>
          <table:table-cell office:value-type="float" office:value="2.359" table:style-name="ce4">
            <text:p>2,359</text:p>
          </table:table-cell>
          <table:table-cell table:number-columns-repeated="16371"/>
        </table:table-row>
        <table:table-row table:style-name="ro2">
          <table:table-cell office:value-type="string" table:style-name="ce3">
            <text:p>25</text:p>
          </table:table-cell>
          <table:table-cell office:value-type="float" office:value="2.3353199999999998" table:style-name="ce4">
            <text:p>2,33532</text:p>
          </table:table-cell>
          <table:table-cell office:value-type="float" office:value="2.33806" table:style-name="ce4">
            <text:p>2,33806</text:p>
          </table:table-cell>
          <table:table-cell office:value-type="float" office:value="2.3403800000000001" table:style-name="ce4">
            <text:p>2,34038</text:p>
          </table:table-cell>
          <table:table-cell office:value-type="float" office:value="2.34301" table:style-name="ce4">
            <text:p>2,34301</text:p>
          </table:table-cell>
          <table:table-cell office:value-type="float" office:value="2.3460100000000002" table:style-name="ce4">
            <text:p>2,34601</text:p>
          </table:table-cell>
          <table:table-cell office:value-type="float" office:value="2.34897" table:style-name="ce4">
            <text:p>2,34897</text:p>
          </table:table-cell>
          <table:table-cell office:value-type="float" office:value="2.3515199999999998" table:style-name="ce4">
            <text:p>2,35152</text:p>
          </table:table-cell>
          <table:table-cell office:value-type="float" office:value="2.3543099999999999" table:style-name="ce4">
            <text:p>2,35431</text:p>
          </table:table-cell>
          <table:table-cell office:value-type="float" office:value="2.3571" table:style-name="ce4">
            <text:p>2,3571</text:p>
          </table:table-cell>
          <table:table-cell office:value-type="float" office:value="2.3589000000000002" table:style-name="ce4">
            <text:p>2,3589</text:p>
          </table:table-cell>
          <table:table-cell office:value-type="float" office:value="2.35968" table:style-name="ce4">
            <text:p>2,35968</text:p>
          </table:table-cell>
          <table:table-cell office:value-type="float" office:value="2.35893" table:style-name="ce4">
            <text:p>2,35893</text:p>
          </table:table-cell>
          <table:table-cell table:number-columns-repeated="16371"/>
        </table:table-row>
        <table:table-row table:style-name="ro2">
          <table:table-cell office:value-type="string" table:style-name="ce3">
            <text:p>26</text:p>
          </table:table-cell>
          <table:table-cell office:value-type="float" office:value="2.33541" table:style-name="ce4">
            <text:p>2,33541</text:p>
          </table:table-cell>
          <table:table-cell office:value-type="float" office:value="2.3381400000000001" table:style-name="ce4">
            <text:p>2,33814</text:p>
          </table:table-cell>
          <table:table-cell office:value-type="float" office:value="2.3404600000000002" table:style-name="ce4">
            <text:p>2,34046</text:p>
          </table:table-cell>
          <table:table-cell office:value-type="float" office:value="2.3431000000000002" table:style-name="ce4">
            <text:p>2,3431</text:p>
          </table:table-cell>
          <table:table-cell office:value-type="float" office:value="2.34612" table:style-name="ce4">
            <text:p>2,34612</text:p>
          </table:table-cell>
          <table:table-cell office:value-type="float" office:value="2.3490500000000001" table:style-name="ce4">
            <text:p>2,34905</text:p>
          </table:table-cell>
          <table:table-cell office:value-type="float" office:value="2.35161" table:style-name="ce4">
            <text:p>2,35161</text:p>
          </table:table-cell>
          <table:table-cell office:value-type="float" office:value="2.3544" table:style-name="ce4">
            <text:p>2,3544</text:p>
          </table:table-cell>
          <table:table-cell office:value-type="float" office:value="2.3571900000000001" table:style-name="ce4">
            <text:p>2,35719</text:p>
          </table:table-cell>
          <table:table-cell office:value-type="float" office:value="2.35893" table:style-name="ce4">
            <text:p>2,35893</text:p>
          </table:table-cell>
          <table:table-cell office:value-type="float" office:value="2.3597000000000001" table:style-name="ce4">
            <text:p>2,3597</text:p>
          </table:table-cell>
          <table:table-cell office:value-type="float" office:value="2.35886" table:style-name="ce4">
            <text:p>2,35886</text:p>
          </table:table-cell>
          <table:table-cell table:number-columns-repeated="16371"/>
        </table:table-row>
        <table:table-row table:style-name="ro2">
          <table:table-cell office:value-type="string" table:style-name="ce3">
            <text:p>27</text:p>
          </table:table-cell>
          <table:table-cell office:value-type="float" office:value="2.3355000000000001" table:style-name="ce4">
            <text:p>2,3355</text:p>
          </table:table-cell>
          <table:table-cell office:value-type="float" office:value="2.3382200000000002" table:style-name="ce4">
            <text:p>2,33822</text:p>
          </table:table-cell>
          <table:table-cell office:value-type="float" office:value="2.3405399999999998" table:style-name="ce4">
            <text:p>2,34054</text:p>
          </table:table-cell>
          <table:table-cell office:value-type="float" office:value="2.3431899999999999" table:style-name="ce4">
            <text:p>2,34319</text:p>
          </table:table-cell>
          <table:table-cell office:value-type="float" office:value="2.3462299999999998" table:style-name="ce4">
            <text:p>2,34623</text:p>
          </table:table-cell>
          <table:table-cell office:value-type="float" office:value="2.3491300000000002" table:style-name="ce4">
            <text:p>2,34913</text:p>
          </table:table-cell>
          <table:table-cell office:value-type="float" office:value="2.3517000000000001" table:style-name="ce4">
            <text:p>2,3517</text:p>
          </table:table-cell>
          <table:table-cell office:value-type="float" office:value="2.3544900000000002" table:style-name="ce4">
            <text:p>2,35449</text:p>
          </table:table-cell>
          <table:table-cell office:value-type="float" office:value="2.3572799999999998" table:style-name="ce4">
            <text:p>2,35728</text:p>
          </table:table-cell>
          <table:table-cell office:value-type="float" office:value="2.3589600000000002" table:style-name="ce4">
            <text:p>2,35896</text:p>
          </table:table-cell>
          <table:table-cell office:value-type="float" office:value="2.3597199999999998" table:style-name="ce4">
            <text:p>2,35972</text:p>
          </table:table-cell>
          <table:table-cell office:value-type="float" office:value="2.3587899999999999" table:style-name="ce4">
            <text:p>2,35879</text:p>
          </table:table-cell>
          <table:table-cell table:number-columns-repeated="16371"/>
        </table:table-row>
        <table:table-row table:style-name="ro2">
          <table:table-cell office:value-type="string" table:style-name="ce3">
            <text:p>28</text:p>
          </table:table-cell>
          <table:table-cell office:value-type="float" office:value="2.3355899999999998" table:style-name="ce4">
            <text:p>2,33559</text:p>
          </table:table-cell>
          <table:table-cell office:value-type="float" office:value="2.3382999999999998" table:style-name="ce4">
            <text:p>2,3383</text:p>
          </table:table-cell>
          <table:table-cell office:value-type="float" office:value="2.3406199999999999" table:style-name="ce4">
            <text:p>2,34062</text:p>
          </table:table-cell>
          <table:table-cell office:value-type="float" office:value="2.34328" table:style-name="ce4">
            <text:p>2,34328</text:p>
          </table:table-cell>
          <table:table-cell office:value-type="float" office:value="2.3463400000000001" table:style-name="ce4">
            <text:p>2,34634</text:p>
          </table:table-cell>
          <table:table-cell office:value-type="float" office:value="2.3492099999999998" table:style-name="ce4">
            <text:p>2,34921</text:p>
          </table:table-cell>
          <table:table-cell office:value-type="float" office:value="2.3517899999999998" table:style-name="ce4">
            <text:p>2,35179</text:p>
          </table:table-cell>
          <table:table-cell office:value-type="float" office:value="2.3545799999999999" table:style-name="ce4">
            <text:p>2,35458</text:p>
          </table:table-cell>
          <table:table-cell office:value-type="float" office:value="2.35737" table:style-name="ce4">
            <text:p>2,35737</text:p>
          </table:table-cell>
          <table:table-cell office:value-type="float" office:value="2.3589899999999999" table:style-name="ce4">
            <text:p>2,35899</text:p>
          </table:table-cell>
          <table:table-cell office:value-type="float" office:value="2.3597399999999999" table:style-name="ce4">
            <text:p>2,35974</text:p>
          </table:table-cell>
          <table:table-cell office:value-type="float" office:value="2.3587199999999999" table:style-name="ce4">
            <text:p>2,35872</text:p>
          </table:table-cell>
          <table:table-cell table:number-columns-repeated="16371"/>
        </table:table-row>
        <table:table-row table:style-name="ro2">
          <table:table-cell office:value-type="string" table:style-name="ce3">
            <text:p>29</text:p>
          </table:table-cell>
          <table:table-cell office:value-type="float" office:value="2.33568" table:style-name="ce4">
            <text:p>2,33568</text:p>
          </table:table-cell>
          <table:table-cell office:value-type="float" office:value="2.3383799999999999" table:style-name="ce4">
            <text:p>2,33838</text:p>
          </table:table-cell>
          <table:table-cell office:value-type="float" office:value="2.3407" table:style-name="ce4">
            <text:p>2,3407</text:p>
          </table:table-cell>
          <table:table-cell office:value-type="float" office:value="2.3433700000000002" table:style-name="ce4">
            <text:p>2,34337</text:p>
          </table:table-cell>
          <table:table-cell office:value-type="float" office:value="2.3464499999999999" table:style-name="ce4">
            <text:p>2,34645</text:p>
          </table:table-cell>
          <table:table-cell office:value-type="float" office:value="2.3492899999999999" table:style-name="ce4">
            <text:p>2,34929</text:p>
          </table:table-cell>
          <table:table-cell office:value-type="float" office:value="2.35188" table:style-name="ce4">
            <text:p>2,35188</text:p>
          </table:table-cell>
          <table:table-cell office:value-type="float" office:value="2.35467" table:style-name="ce4">
            <text:p>2,35467</text:p>
          </table:table-cell>
          <table:table-cell office:value-type="float" office:value="2.3574600000000001" table:style-name="ce4">
            <text:p>2,35746</text:p>
          </table:table-cell>
          <table:table-cell office:value-type="float" office:value="2.3590200000000001" table:style-name="ce4">
            <text:p>2,35902</text:p>
          </table:table-cell>
          <table:table-cell office:value-type="float" office:value="2.3597600000000001" table:style-name="ce4">
            <text:p>2,35976</text:p>
          </table:table-cell>
          <table:table-cell office:value-type="float" office:value="2.3586499999999999" table:style-name="ce4">
            <text:p>2,35865</text:p>
          </table:table-cell>
          <table:table-cell table:number-columns-repeated="16371"/>
        </table:table-row>
        <table:table-row table:style-name="ro2">
          <table:table-cell office:value-type="string" table:style-name="ce3">
            <text:p>30</text:p>
          </table:table-cell>
          <table:table-cell office:value-type="float" office:value="2.3357700000000001" table:style-name="ce4">
            <text:p>2,33577</text:p>
          </table:table-cell>
          <table:table-cell table:style-name="ce4"/>
          <table:table-cell office:value-type="float" office:value="2.3407800000000001" table:style-name="ce4">
            <text:p>2,34078</text:p>
          </table:table-cell>
          <table:table-cell office:value-type="float" office:value="2.3434599999999999" table:style-name="ce4">
            <text:p>2,34346</text:p>
          </table:table-cell>
          <table:table-cell office:value-type="float" office:value="2.3465600000000002" table:style-name="ce4">
            <text:p>2,34656</text:p>
          </table:table-cell>
          <table:table-cell office:value-type="float" office:value="2.34937" table:style-name="ce4">
            <text:p>2,34937</text:p>
          </table:table-cell>
          <table:table-cell office:value-type="float" office:value="2.3519700000000001" table:style-name="ce4">
            <text:p>2,35197</text:p>
          </table:table-cell>
          <table:table-cell office:value-type="float" office:value="2.3547600000000002" table:style-name="ce4">
            <text:p>2,35476</text:p>
          </table:table-cell>
          <table:table-cell office:value-type="float" office:value="2.3575499999999998" table:style-name="ce4">
            <text:p>2,35755</text:p>
          </table:table-cell>
          <table:table-cell office:value-type="float" office:value="2.3590499999999999" table:style-name="ce4">
            <text:p>2,35905</text:p>
          </table:table-cell>
          <table:table-cell office:value-type="float" office:value="2.3597800000000002" table:style-name="ce4">
            <text:p>2,35978</text:p>
          </table:table-cell>
          <table:table-cell office:value-type="float" office:value="2.3585799999999999" table:style-name="ce4">
            <text:p>2,35858</text:p>
          </table:table-cell>
          <table:table-cell table:number-columns-repeated="16371"/>
        </table:table-row>
        <table:table-row table:style-name="ro2">
          <table:table-cell office:value-type="string" table:style-name="ce3">
            <text:p>31</text:p>
          </table:table-cell>
          <table:table-cell office:value-type="float" office:value="2.3358599999999998" table:style-name="ce4">
            <text:p>2,33586</text:p>
          </table:table-cell>
          <table:table-cell table:style-name="ce4"/>
          <table:table-cell office:value-type="float" office:value="2.3408600000000002" table:style-name="ce4">
            <text:p>2,34086</text:p>
          </table:table-cell>
          <table:table-cell table:style-name="ce4"/>
          <table:table-cell office:value-type="float" office:value="2.34667" table:style-name="ce4">
            <text:p>2,34667</text:p>
          </table:table-cell>
          <table:table-cell table:style-name="ce4"/>
          <table:table-cell office:value-type="float" office:value="2.3520599999999998" table:style-name="ce4">
            <text:p>2,35206</text:p>
          </table:table-cell>
          <table:table-cell office:value-type="float" office:value="2.3548499999999999" table:style-name="ce4">
            <text:p>2,35485</text:p>
          </table:table-cell>
          <table:table-cell table:style-name="ce4"/>
          <table:table-cell office:value-type="float" office:value="2.3590800000000001" table:style-name="ce4">
            <text:p>2,35908</text:p>
          </table:table-cell>
          <table:table-cell table:style-name="ce4"/>
          <table:table-cell office:value-type="float" office:value="2.3585099999999999" table:style-name="ce4">
            <text:p>2,35851</text:p>
          </table:table-cell>
          <table:table-cell table:number-columns-repeated="16371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office:value-type="string" table:style-name="ce5">
            <text:p>BANCO CENTRAL DE BOLIVIA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5">
            <text:p>GERENCIA DE OPERACIONES INTERNACIONALES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5">
            <text:p>DEPARTAMENTO DE OPERACIONES CAMBIARIAS Y CONVENIOS</text:p>
          </table:table-cell>
          <table:table-cell table:number-columns-repeated="16383" table:style-name="ce1"/>
        </table:table-row>
        <table:table-row table:number-rows-repeated="1048534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Nimbus Sans L" svg:font-family="&quot;Nimbus Sans L&quot;"/>
  </office:font-face-decls>
  <office:styles>
    <number:number-style style:name="N0">
      <number:number number:min-integer-digits="1"/>
    </number:number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Nimbus Sans L" style:font-name-asian="Nimbus Sans L" style:font-name-complex="Nimbus Sans 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5601</meta:generator>
    <dc:creator>jseborga</dc:creator>
    <meta:creation-date>2022-09-20T15:20:57Z</meta:creation-date>
    <dc:date>2022-09-20T15:26:51Z</dc:date>
    <meta:editing-cycles>1</meta:editing-cycles>
    <meta:editing-duration>PT1S</meta:editing-duration>
  </office:meta>
</office:document-meta>
</file>